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19.82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3" style:family="graphic" style:parent-style-name="standard">
      <style:graphic-properties draw:fill="none" draw:opacity="100%" draw:textarea-horizontal-align="justify" draw:textarea-vertical-align="middle" draw:auto-grow-height="false" fo:min-height="2.29cm" fo:min-width="4.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0.32cm" svg:height="2.54cm" svg:x="13.7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2.54cm" svg:x="13.7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measurelines" svg:width="5.08cm" svg:height="2.54cm" svg:x="28.94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measurelines" svg:width="5.08cm" svg:height="2.54cm" svg:x="21.32cm" svg:y="2.27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measurelines" draw:type="lines" svg:x1="18.78cm" svg:y1="3.54cm" svg:x2="21.32cm" svg:y2="3.54cm" draw:start-shape="id1" draw:end-shape="id2" draw:end-glue-point="3" svg:d="M18780 3540h501 1538 501" svg:viewBox="0 0 2541 1">
          <text:p/>
        </draw:connector>
        <draw:connector draw:style-name="gr4" draw:text-style-name="P3" draw:layer="measurelines" draw:type="lines" svg:x1="26.4cm" svg:y1="3.54cm" svg:x2="28.94cm" svg:y2="3.54cm" draw:start-shape="id2" draw:start-glue-point="1" draw:end-shape="id3" draw:end-glue-point="3" svg:d="M26400 3540h501 1538 501" svg:viewBox="0 0 2541 1">
          <text:p/>
        </draw:connector>
        <draw:custom-shape draw:style-name="gr3" draw:text-style-name="P2" xml:id="id4" draw:id="id4" draw:layer="measurelines" svg:width="5.08cm" svg:height="2.54cm" svg:x="6.08cm" svg:y="2.2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5" draw:id="id5" draw:layer="measurelines" svg:width="5.08cm" svg:height="2.54cm" svg:x="6.08cm" svg:y="8.6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8" draw:id="id8" draw:layer="measurelines" svg:width="5.08cm" svg:height="2.54cm" svg:x="36.56cm" svg:y="8.6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7" draw:id="id7" draw:layer="measurelines" svg:width="5.08cm" svg:height="2.54cm" svg:x="36.56cm" svg:y="2.2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measurelines" draw:type="lines" svg:x1="11.16cm" svg:y1="3.54cm" svg:x2="13.7cm" svg:y2="3.54cm" draw:start-shape="id4" draw:start-glue-point="1" draw:end-shape="id1" draw:end-glue-point="3" svg:d="M11160 3540h501 1538 501" svg:viewBox="0 0 2541 1">
          <text:p/>
        </draw:connector>
        <draw:connector draw:style-name="gr4" draw:text-style-name="P3" draw:layer="measurelines" draw:type="lines" svg:x1="11.16cm" svg:y1="9.89cm" svg:x2="13.7cm" svg:y2="9.89cm" draw:start-shape="id5" draw:start-glue-point="1" draw:end-shape="id6" draw:end-glue-point="3" svg:d="M11160 9890h501 1538 501" svg:viewBox="0 0 2541 1">
          <text:p/>
        </draw:connector>
        <draw:connector draw:style-name="gr4" draw:text-style-name="P3" draw:layer="measurelines" draw:type="lines" svg:x1="34.02cm" svg:y1="3.54cm" svg:x2="36.56cm" svg:y2="3.54cm" draw:start-shape="id3" draw:start-glue-point="1" draw:end-shape="id7" draw:end-glue-point="3" svg:d="M34020 3540h501 1538 501" svg:viewBox="0 0 2541 1">
          <text:p/>
        </draw:connector>
        <draw:connector draw:style-name="gr4" draw:text-style-name="P3" draw:layer="measurelines" draw:type="lines" svg:x1="34.02cm" svg:y1="9.89cm" svg:x2="36.56cm" svg:y2="9.89cm" draw:start-shape="id6" draw:start-glue-point="1" draw:end-shape="id8" draw:end-glue-point="3" svg:d="M34020 9890h501 1538 501" svg:viewBox="0 0 2541 1">
          <text:p/>
        </draw:connector>
        <draw:frame draw:style-name="gr5" draw:text-style-name="P4" draw:layer="measurelines" svg:width="2.369cm" svg:height="1.216cm" svg:x="7.604cm" svg:y="3.032cm">
          <draw:text-box>
            <text:p>Entrée</text:p>
          </draw:text-box>
        </draw:frame>
        <draw:frame draw:style-name="gr5" draw:text-style-name="P4" draw:layer="measurelines" svg:width="2.369cm" svg:height="1.216cm" svg:x="7.648cm" svg:y="9.309cm">
          <draw:text-box>
            <text:p>Entrée</text:p>
          </draw:text-box>
        </draw:frame>
        <draw:frame draw:style-name="gr6" draw:text-style-name="P4" draw:layer="measurelines" svg:width="3.004cm" svg:height="1.089cm" svg:x="22.336cm" svg:y="2.959cm">
          <draw:text-box>
            <text:p>Features</text:p>
          </draw:text-box>
        </draw:frame>
        <draw:frame draw:style-name="gr7" draw:text-style-name="P4" draw:layer="measurelines" svg:width="2.157cm" svg:height="0.962cm" svg:x="38.084cm" svg:y="3.286cm">
          <draw:text-box>
            <text:p>Sortie</text:p>
          </draw:text-box>
        </draw:frame>
        <draw:frame draw:style-name="gr7" draw:text-style-name="P4" draw:layer="measurelines" svg:width="2.157cm" svg:height="0.962cm" svg:x="38.465cm" svg:y="9.763cm">
          <draw:text-box>
            <text:p>Sortie</text:p>
          </draw:text-box>
        </draw:frame>
        <draw:frame draw:style-name="gr7" draw:text-style-name="P4" draw:layer="measurelines" svg:width="3.499cm" svg:height="1.673cm" svg:x="14.392cm" svg:y="2.629cm">
          <draw:text-box>
            <text:p>Extraction </text:p>
            <text:p>de feature</text:p>
          </draw:text-box>
        </draw:frame>
        <draw:frame draw:style-name="gr7" draw:text-style-name="P4" draw:layer="measurelines" svg:width="5.32cm" svg:height="1.673cm" svg:x="28.94cm" svg:y="2.629cm">
          <draw:text-box>
            <text:p>Algorithme </text:p>
            <text:p>Machine learning</text:p>
          </draw:text-box>
        </draw:frame>
        <draw:frame draw:style-name="gr7" draw:text-style-name="P4" draw:layer="measurelines" svg:width="7.644cm" svg:height="0.962cm" svg:x="19.415cm" svg:y="9.382cm">
          <draw:text-box>
            <text:p>Algorithme Deep Lean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1T15:11:11.737000000</meta:creation-date>
    <dc:date>2018-11-01T15:41:48.716000000</dc:date>
    <meta:editing-duration>PT30M36S</meta:editing-duration>
    <meta:editing-cycles>2</meta:editing-cycles>
    <meta:generator>LibreOffice/6.1.2.1$Windows_X86_64 LibreOffice_project/65905a128db06ba48db947242809d14d3f9a93fe</meta:generator>
    <meta:document-statistic meta:object-count="22"/>
  </office:meta>
</office:document-meta>
</file>